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Endpoint.setTrigger(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artzEndpoint.setMarshaler( Quartz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artzEndpoint.getJob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setCalendars( Map &lt; String , Calendar &gt; calend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proces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Endpoint.getTri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onJobExecute( JobExecu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rtzEndpoint.getCalend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valid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uartzEndpoint.setJobDetail(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getTri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Endpoint.setTriggers( List &lt; Trigger &gt; trig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